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2FromElectricity" style:family="table">
      <style:table-properties style:width="6.925in" table:align="margins"/>
    </style:style>
    <style:style style:name="CO2FromElectricity.A" style:family="table-column">
      <style:table-column-properties style:column-width="6.925in" style:rel-column-width="65535*"/>
    </style:style>
    <style:style style:name="CO2FromElectricity.A1" style:family="table-cell">
      <style:table-cell-properties fo:padding="0.0382in" fo:border="0.05pt solid #000000"/>
    </style:style>
    <style:style style:name="CO2FromElectricity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57115" officeooo:paragraph-rsid="00160bd8"/>
    </style:style>
    <style:style style:name="P2" style:family="paragraph" style:parent-style-name="Table_20_Contents">
      <style:paragraph-properties fo:text-align="center" style:justify-single-word="false"/>
      <style:text-properties officeooo:rsid="00173660" officeooo:paragraph-rsid="00173660"/>
    </style:style>
    <style:style style:name="P3" style:family="paragraph" style:parent-style-name="Table_20_Contents">
      <style:paragraph-properties fo:text-align="center" style:justify-single-word="false"/>
      <style:text-properties officeooo:rsid="00173660" officeooo:paragraph-rsid="00195a4d"/>
    </style:style>
    <style:style style:name="P4" style:family="paragraph" style:parent-style-name="Table_20_Contents">
      <style:paragraph-properties fo:text-align="start" style:justify-single-word="false"/>
      <style:text-properties officeooo:rsid="00173660" officeooo:paragraph-rsid="00173660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rsid="00195a4d" officeooo:paragraph-rsid="00195a4d"/>
    </style:style>
    <style:style style:name="P7" style:family="paragraph" style:parent-style-name="Table_20_Contents">
      <style:paragraph-properties fo:text-align="start" style:justify-single-word="false"/>
      <style:text-properties officeooo:rsid="00195a4d" officeooo:paragraph-rsid="00195a4d"/>
    </style:style>
    <style:style style:name="T1" style:family="text">
      <style:text-properties officeooo:rsid="00160bd8"/>
    </style:style>
    <style:style style:name="T2" style:family="text">
      <style:text-properties officeooo:rsid="00195a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O2FromElectricity" table:style-name="CO2FromElectricity">
        <table:table-column table:style-name="CO2FromElectricity.A"/>
        <table:table-row>
          <table:table-cell table:style-name="CO2FromElectricity.A1" office:value-type="string">
            <text:p text:style-name="P2">CO2FromElectricity</text:p>
          </table:table-cell>
        </table:table-row>
        <table:table-row>
          <table:table-cell table:style-name="CO2FromElectricity.A2" office:value-type="string">
            <text:p text:style-name="P5">&lt;&lt; Constructor &gt;&gt;</text:p>
            <text:p text:style-name="P4">+CO2FromElectricity()</text:p>
            <text:p text:style-name="P2">&lt;&lt;Methods&gt;&gt;</text:p>
            <text:p text:style-name="P4">+double calcAverageBill(ArrayList&lt;Double&gt;)</text:p>
            <text:p text:style-name="P4">+double calcAveragePrice (ArrayList&lt;Double&gt; monthlyPrice)</text:p>
            <text:p text:style-name="P4">+double calcElectricityCO2 (double avgBill, double avgPrice)</text:p>
          </table:table-cell>
        </table:table-row>
      </table:table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3">CO2FromElectricity<text:span text:style-name="T2">Tester</text:span></text:p>
          </table:table-cell>
        </table:table-row>
        <table:table-row>
          <table:table-cell table:style-name="Table1.A2" office:value-type="string">
            <text:p text:style-name="P6">&lt;&lt;In main&gt;&gt;</text:p>
            <text:p text:style-name="P7">double avgPrice</text:p>
            <text:p text:style-name="P7">double avgBill</text:p>
            <text:p text:style-name="P7">double emission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1T21:14:36.781876385</meta:creation-date>
    <dc:date>2014-12-31T23:43:51.778052758</dc:date>
    <meta:editing-duration>PT1H28M53S</meta:editing-duration>
    <meta:editing-cycles>2</meta:editing-cycles>
    <meta:generator>LibreOffice/4.2.7.2$Linux_x86 LibreOffice_project/420$Build-2</meta:generator>
    <meta:document-statistic meta:table-count="2" meta:image-count="0" meta:object-count="0" meta:page-count="1" meta:paragraph-count="12" meta:word-count="27" meta:character-count="306" meta:non-whitespace-character-count="291"/>
  </office:meta>
</office:document-meta>
</file>